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65a9c5" officeooo:paragraph-rsid="0065a9c5"/>
    </style:style>
    <style:style style:name="P2" style:family="paragraph" style:parent-style-name="Text_20_body">
      <style:paragraph-properties fo:margin-left="0.4925in" fo:margin-right="0in" fo:text-indent="0in" style:auto-text-indent="false"/>
      <style:text-properties officeooo:rsid="0059c003" officeooo:paragraph-rsid="005e8bc6"/>
    </style:style>
    <style:style style:name="P3" style:family="paragraph" style:parent-style-name="Text_20_body">
      <style:paragraph-properties fo:margin-left="0.4925in" fo:margin-right="0in" fo:text-indent="0in" style:auto-text-indent="false"/>
      <style:text-properties officeooo:rsid="005b6416" officeooo:paragraph-rsid="005b6416"/>
    </style:style>
    <style:style style:name="P4" style:family="paragraph" style:parent-style-name="Heading_20_2">
      <style:text-properties officeooo:rsid="005a3292" officeooo:paragraph-rsid="0050a607"/>
    </style:style>
    <style:style style:name="P5" style:family="paragraph" style:parent-style-name="Text_20_body" style:list-style-name="L1">
      <style:text-properties officeooo:paragraph-rsid="00780db7"/>
    </style:style>
    <style:style style:name="P6" style:family="paragraph" style:parent-style-name="Text_20_body" style:list-style-name="L1">
      <style:text-properties officeooo:rsid="0063a2f9" officeooo:paragraph-rsid="00641f69"/>
    </style:style>
    <style:style style:name="P7" style:family="paragraph" style:parent-style-name="Text_20_body" style:list-style-name="L2">
      <style:text-properties officeooo:rsid="0059c003" officeooo:paragraph-rsid="0059c003"/>
    </style:style>
    <style:style style:name="P8" style:family="paragraph" style:parent-style-name="Text_20_body" style:list-style-name="L2">
      <style:text-properties officeooo:rsid="0059c003" officeooo:paragraph-rsid="007000e9"/>
    </style:style>
    <style:style style:name="P9" style:family="paragraph" style:parent-style-name="Text_20_body" style:list-style-name="L3">
      <style:text-properties officeooo:rsid="005b6416" officeooo:paragraph-rsid="005b6416"/>
    </style:style>
    <style:style style:name="P10" style:family="paragraph" style:parent-style-name="Text_20_body" style:list-style-name="L3">
      <style:text-properties officeooo:rsid="005c92b3" officeooo:paragraph-rsid="005c92b3"/>
    </style:style>
    <style:style style:name="P11" style:family="paragraph" style:parent-style-name="Text_20_body" style:list-style-name="L3">
      <style:text-properties officeooo:rsid="005c92b3" officeooo:paragraph-rsid="0076e641"/>
    </style:style>
    <style:style style:name="P12" style:family="paragraph" style:parent-style-name="Text_20_body" style:list-style-name="L3">
      <style:text-properties officeooo:rsid="005c92b3" officeooo:paragraph-rsid="00780db7"/>
    </style:style>
    <style:style style:name="P13" style:family="paragraph" style:parent-style-name="Text_20_body" style:list-style-name="L1">
      <style:text-properties officeooo:rsid="005c92b3" officeooo:paragraph-rsid="005c92b3"/>
    </style:style>
    <style:style style:name="P14" style:family="paragraph" style:parent-style-name="Text_20_body" style:list-style-name="L7">
      <style:text-properties officeooo:paragraph-rsid="00780db7"/>
    </style:style>
    <style:style style:name="P15" style:family="paragraph" style:parent-style-name="Text_20_body" style:list-style-name="L7">
      <style:text-properties officeooo:rsid="00780db7" officeooo:paragraph-rsid="00780db7"/>
    </style:style>
    <style:style style:name="P16" style:family="paragraph" style:parent-style-name="Text_20_body">
      <style:paragraph-properties fo:margin-left="0.4925in" fo:margin-right="0in" fo:text-indent="0in" style:auto-text-indent="false"/>
      <style:text-properties officeooo:rsid="005e8bc6" officeooo:paragraph-rsid="005e8bc6"/>
    </style:style>
    <style:style style:name="P17" style:family="paragraph" style:parent-style-name="Text_20_body">
      <style:paragraph-properties fo:margin-left="0.4925in" fo:margin-right="0in" fo:text-indent="0in" style:auto-text-indent="false"/>
      <style:text-properties officeooo:rsid="005b6416" officeooo:paragraph-rsid="006934e5"/>
    </style:style>
    <style:style style:name="P18" style:family="paragraph" style:parent-style-name="Text_20_body">
      <style:paragraph-properties fo:margin-left="0.4925in" fo:margin-right="0in" fo:text-indent="0in" style:auto-text-indent="false"/>
      <style:text-properties officeooo:rsid="00780db7" officeooo:paragraph-rsid="00780db7"/>
    </style:style>
    <style:style style:name="P19" style:family="paragraph" style:parent-style-name="Text_20_body">
      <style:paragraph-properties fo:margin-left="0.4925in" fo:margin-right="0in" fo:text-indent="0in" style:auto-text-indent="false"/>
      <style:text-properties officeooo:rsid="006e6391" officeooo:paragraph-rsid="006efa43"/>
    </style:style>
    <style:style style:name="P20" style:family="paragraph" style:parent-style-name="Text_20_body">
      <style:paragraph-properties fo:margin-left="0.4925in" fo:margin-right="0in" fo:text-indent="0in" style:auto-text-indent="false"/>
      <style:text-properties officeooo:paragraph-rsid="00780db7"/>
    </style:style>
    <style:style style:name="P21" style:family="paragraph" style:parent-style-name="Text_20_body">
      <style:paragraph-properties fo:margin-left="0.4925in" fo:margin-right="0in" fo:text-indent="0in" style:auto-text-indent="false"/>
      <style:text-properties officeooo:rsid="007133ca" officeooo:paragraph-rsid="007133ca"/>
    </style:style>
    <style:style style:name="P22" style:family="paragraph" style:parent-style-name="Text_20_body">
      <style:paragraph-properties fo:margin-left="0.4925in" fo:margin-right="0in" fo:text-indent="0in" style:auto-text-indent="false"/>
      <style:text-properties officeooo:rsid="007af0b7" officeooo:paragraph-rsid="007af0b7"/>
    </style:style>
    <style:style style:name="P23" style:family="paragraph" style:parent-style-name="Text_20_body">
      <style:paragraph-properties fo:margin-left="0.9846in" fo:margin-right="0in" fo:text-indent="0in" style:auto-text-indent="false"/>
      <style:text-properties officeooo:rsid="007af0b7" officeooo:paragraph-rsid="007af0b7"/>
    </style:style>
    <style:style style:name="P24" style:family="paragraph" style:parent-style-name="Text_20_body">
      <style:paragraph-properties fo:margin-left="0.9846in" fo:margin-right="0in" fo:text-indent="0in" style:auto-text-indent="false"/>
      <style:text-properties officeooo:rsid="0059c003" officeooo:paragraph-rsid="0059c003"/>
    </style:style>
    <style:style style:name="P25" style:family="paragraph" style:parent-style-name="Text_20_body">
      <style:paragraph-properties fo:margin-left="0.9846in" fo:margin-right="0in" fo:text-indent="0in" style:auto-text-indent="false"/>
      <style:text-properties fo:font-style="italic" officeooo:rsid="006fd167" officeooo:paragraph-rsid="006fd167" style:font-style-asian="italic" style:font-style-complex="italic"/>
    </style:style>
    <style:style style:name="P26" style:family="paragraph" style:parent-style-name="Text_20_body" style:list-style-name="L1">
      <style:paragraph-properties fo:margin-left="0.4925in" fo:margin-right="0in" fo:text-indent="-0.25in" style:auto-text-indent="false"/>
      <style:text-properties officeooo:paragraph-rsid="007af0b7"/>
    </style:style>
    <style:style style:name="P27" style:family="paragraph" style:parent-style-name="Text_20_body">
      <style:paragraph-properties fo:margin-left="0.4925in" fo:margin-right="0in" fo:text-indent="0in" style:auto-text-indent="false"/>
      <style:text-properties officeooo:paragraph-rsid="007133ca"/>
    </style:style>
    <style:style style:name="P28" style:family="paragraph" style:parent-style-name="Heading_20_1">
      <style:text-properties officeooo:rsid="003b554f"/>
    </style:style>
    <style:style style:name="P29" style:family="paragraph" style:parent-style-name="Heading" style:list-style-name="L1"/>
    <style:style style:name="P30" style:family="paragraph" style:parent-style-name="Heading" style:list-style-name="L1">
      <style:text-properties officeooo:paragraph-rsid="005c92b3"/>
    </style:style>
    <style:style style:name="P31" style:family="paragraph" style:parent-style-name="Heading" style:list-style-name="L1">
      <style:text-properties officeooo:rsid="0050a607" officeooo:paragraph-rsid="0050a607"/>
    </style:style>
    <style:style style:name="P32" style:family="paragraph" style:parent-style-name="Heading" style:list-style-name="L1">
      <style:text-properties officeooo:rsid="0050a607" officeooo:paragraph-rsid="0059c003"/>
    </style:style>
    <style:style style:name="P33" style:family="paragraph" style:parent-style-name="Heading" style:list-style-name="L2"/>
    <style:style style:name="P34" style:family="paragraph" style:parent-style-name="Heading" style:list-style-name="L1">
      <style:paragraph-properties fo:margin-left="0.4925in" fo:margin-right="0in" fo:text-indent="-0.25in" style:auto-text-indent="false"/>
      <style:text-properties officeooo:rsid="005c92b3" officeooo:paragraph-rsid="005e8bc6"/>
    </style:style>
    <style:style style:name="P35" style:family="paragraph" style:parent-style-name="Heading">
      <style:paragraph-properties fo:margin-left="0.4925in" fo:margin-right="0in" fo:text-indent="0in" style:auto-text-indent="false"/>
      <style:text-properties fo:font-weight="bold" style:font-weight-asian="bold" style:font-weight-complex="bold"/>
    </style:style>
    <style:style style:name="P36" style:family="paragraph" style:parent-style-name="Standard" style:list-style-name="L6">
      <style:text-properties officeooo:paragraph-rsid="006b1671"/>
    </style:style>
    <style:style style:name="T1" style:family="text">
      <style:text-properties fo:font-weight="normal" style:font-weight-asian="normal" style:font-weight-complex="normal"/>
    </style:style>
    <style:style style:name="T2" style:family="text">
      <style:text-properties fo:font-weight="normal" officeooo:rsid="00641f69" style:font-weight-asian="normal" style:font-weight-complex="normal"/>
    </style:style>
    <style:style style:name="T3" style:family="text">
      <style:text-properties fo:font-weight="normal" officeooo:rsid="006efa43" style:font-weight-asian="normal" style:font-weight-complex="normal"/>
    </style:style>
    <style:style style:name="T4" style:family="text">
      <style:text-properties style:text-position="super 58%"/>
    </style:style>
    <style:style style:name="T5" style:family="text">
      <style:text-properties officeooo:rsid="0059c003"/>
    </style:style>
    <style:style style:name="T6" style:family="text">
      <style:text-properties officeooo:rsid="005a3292"/>
    </style:style>
    <style:style style:name="T7" style:family="text">
      <style:text-properties officeooo:rsid="005b6416"/>
    </style:style>
    <style:style style:name="T8" style:family="text">
      <style:text-properties officeooo:rsid="005c92b3"/>
    </style:style>
    <style:style style:name="T9" style:family="text">
      <style:text-properties officeooo:rsid="005e8bc6"/>
    </style:style>
    <style:style style:name="T10" style:family="text">
      <style:text-properties fo:font-weight="bold" officeooo:rsid="005e8bc6" style:font-weight-asian="bold" style:font-weight-complex="bold"/>
    </style:style>
    <style:style style:name="T11" style:family="text">
      <style:text-properties officeooo:rsid="006934e5"/>
    </style:style>
    <style:style style:name="T12" style:family="text">
      <style:text-properties officeooo:rsid="006b1671"/>
    </style:style>
    <style:style style:name="T13" style:family="text">
      <style:text-properties fo:color="#ff00ff" style:font-name="Helvetica" fo:font-size="12pt" officeooo:rsid="005c92b3" style:font-size-asian="12pt"/>
    </style:style>
    <style:style style:name="T14" style:family="text">
      <style:text-properties fo:color="#00ff00" style:font-name="Helvetica" fo:font-size="12pt" style:font-size-asian="12pt"/>
    </style:style>
    <style:style style:name="T15" style:family="text">
      <style:text-properties fo:color="#d90b00" style:font-name="Helvetica" fo:font-size="12pt" style:font-size-asian="12pt"/>
    </style:style>
    <style:style style:name="T16" style:family="text">
      <style:text-properties fo:color="#ff5308" style:font-name="Helvetica" fo:font-size="12pt" style:font-size-asian="12pt"/>
    </style:style>
    <style:style style:name="T17" style:family="text">
      <style:text-properties fo:color="#003dcc" style:font-name="Helvetica" fo:font-size="12pt" style:font-size-asian="12pt"/>
    </style:style>
    <style:style style:name="T18" style:family="text">
      <style:text-properties officeooo:rsid="007133ca"/>
    </style:style>
    <style:style style:name="T19" style:family="text">
      <style:text-properties officeooo:rsid="0074fe65"/>
    </style:style>
    <style:style style:name="T20" style:family="text">
      <style:text-properties officeooo:rsid="0076e641"/>
    </style:style>
    <style:style style:name="T21" style:family="text">
      <style:text-properties officeooo:rsid="00780db7"/>
    </style:style>
    <style:style style:name="T22" style:family="text">
      <style:text-properties officeooo:rsid="007904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VERSION 2B</text:h>
      <text:p text:style-name="P1">July <text:span text:style-name="T19">26</text:span><text:span text:style-name="T4">th</text:span> 2017: Douglas Selph</text:p>
      <text:list xml:id="list1066449959" text:style-name="L1">
        <text:list-header>
          <text:p text:style-name="P6"><text:span text:style-name="T1">Note: <text:s/></text:span><text:span text:style-name="T2">the 2.0 and 1.0 numbering is done to match the VERSION 2A document. They are out of order because logically the server side comes first for these enhancements.</text:span></text:p>
        </text:list-header>
      </text:list>
      <text:h text:style-name="P4" text:outline-level="2">2.0 SERVER</text:h>
      <text:list xml:id="list220926670974203" text:continue-numbering="true" text:style-name="L1">
        <text:list-header>
          <text:p text:style-name="P31"><text:span text:style-name="T6">2</text:span>.1 <text:span text:style-name="T5">Import WorkOrders from CSV file.</text:span></text:p>
        </text:list-header>
      </text:list>
      <text:p text:style-name="P19"><text:span text:style-name="T2">R</text:span><text:span text:style-name="T1">eference: </text:span><text:a xlink:type="simple" xlink:href="reference:%20https://docs.google.com/spreadsheets/d/1_jrgtMbKDk81D6ZX7OKtVU0omtyCJtQ1kPkkJZMpcUo/edit#gid=0" text:style-name="Internet_20_link" text:visited-style-name="Visited_20_Internet_20_Link"><text:span text:style-name="T3">Sample Work Order</text:span></text:a><text:span text:style-name="T1"> </text:span></text:p>
      <text:p text:style-name="P16">This feature will only be available for administrators to the site. Not clients.</text:p>
      <text:p text:style-name="P2">Work orders: </text:p>
      <text:list xml:id="list3671374806" text:style-name="L2">
        <text:list-item>
          <text:p text:style-name="P7">From existing google sheet, export “Master list 1 All Trucks” to CSV format.</text:p>
        </text:list-item>
        <text:list-item>
          <text:p text:style-name="P7">Click on Import function on server.</text:p>
        </text:list-item>
        <text:list-item>
          <text:p text:style-name="P7">Will import the following fields:</text:p>
        </text:list-item>
      </text:list>
      <text:p text:style-name="P24">LOC, Address Line 1, City, State, Zip, Unit # (as Truck #), License Number (as <text:span text:style-name="T20">an entry in the new Trucks table</text:span>)</text:p>
      <text:p text:style-name="P25">Important: The columns must be labeled exactly as above in order for the import to correctly identify them.</text:p>
      <text:list xml:id="list220926311554919" text:continue-numbering="true" text:style-name="L2">
        <text:list-item>
          <text:p text:style-name="P8">Will ignore the following fields:<text:line-break/><text:line-break/>PLT, DIV, YR, MAKE, MODEL, SERIAL#, IN SERVICE DATE, MFG DATE, Data Service Provider</text:p>
        </text:list-item>
        <text:list-item>
          <text:p text:style-name="P7">The data will then be pushed out to the technicians/clients and they will see new address entries available. <text:span text:style-name="T20">The truck numbers will also be pushed out giving the option of the APP to show a list of available trucks.</text:span></text:p>
          <text:p text:style-name="P33">Technical Notes:</text:p>
        </text:list-item>
      </text:list>
      <text:list xml:id="list3923957736" text:style-name="L3">
        <text:list-item>
          <text:p text:style-name="P9">The LOC, Address Line 1, City, State, and ZIP will create a new entry in the existing “Company Table”. </text:p>
        </text:list-item>
        <text:list-item>
          <text:p text:style-name="P10">The truck number and license number for the truck will go into a new trucks table.</text:p>
        </text:list-item>
        <text:list-item>
          <text:p text:style-name="P10">A new “login” table will be created holding the entry user name and password needed to enter into the site.</text:p>
        </text:list-item>
        <text:list-item>
          <text:p text:style-name="P11"><text:soft-page-break/>A new work order table will be created holding the<text:span text:style-name="T20">se</text:span> elements: </text:p>
          <text:list>
            <text:list-item>
              <text:p text:style-name="P11">“<text:span text:style-name="T20">c</text:span>ompany ID”: <text:span text:style-name="T20">the corresponds entry field ID in the Company table.</text:span></text:p>
            </text:list-item>
            <text:list-item>
              <text:p text:style-name="P12">“Project ID”: <text:span text:style-name="T20">initially blank. Not sure how this gets set.</text:span></text:p>
            </text:list-item>
            <text:list-item>
              <text:p text:style-name="P12">“Truck ID”</text:p>
            </text:list-item>
            <text:list-item>
              <text:p text:style-name="P12">“CreatedBy ID”: <text:span text:style-name="T21">the user ID of the logged in client when the work order sheet was imported.</text:span></text:p>
            </text:list-item>
          </text:list>
        </text:list-item>
      </text:list>
      <text:list xml:id="list220926581588827" text:continue-list="list220926670974203" text:style-name="L1">
        <text:list-header>
          <text:p text:style-name="P32"><text:span text:style-name="T6">2</text:span>.<text:span text:style-name="T5">2</text:span> <text:span text:style-name="T5">Import WorkOrders using a FORM</text:span></text:p>
          <text:p text:style-name="P5">The clients can input the work orders directly by accessing a form with the equivalent fields. <text:span text:style-name="T21">The form to enter a single work order line will have these fields:</text:span></text:p>
        </text:list-header>
      </text:list>
      <text:list xml:id="list2892549969" text:style-name="L7">
        <text:list-item>
          <text:list>
            <text:list-item>
              <text:list>
                <text:list-item>
                  <text:p text:style-name="P15">Loc, Address, City, State, Zip</text:p>
                </text:list-item>
                <text:list-item>
                  <text:p text:style-name="P15">Truck #</text:p>
                </text:list-item>
                <text:list-item>
                  <text:p text:style-name="P15">License Number</text:p>
                </text:list-item>
                <text:list-item>
                  <text:p text:style-name="P14"><text:span text:style-name="T21">Project</text:span><text:line-break/></text:p>
                </text:list-item>
              </text:list>
            </text:list-item>
          </text:list>
        </text:list-item>
      </text:list>
      <text:p text:style-name="P20">The other fields that are ignored above will also not have a field entry. Only administrative login is allowed to create projects <text:span text:style-name="T22">and import work orders.</text:span><text:line-break/><text:line-break/>Client login will allow equipments to be added (along with administrators). The form should have a way of entering which projects that equipment will be associated with as well.<text:span text:style-name="T5"> </text:span></text:p>
      <text:list xml:id="list220925514930996" text:continue-list="list220926581588827" text:style-name="L1">
        <text:list-header>
          <text:p text:style-name="P29"><text:span text:style-name="T6">2</text:span>.<text:span text:style-name="T7">3</text:span> <text:span text:style-name="T7">Server Login</text:span></text:p>
        </text:list-header>
      </text:list>
      <text:p text:style-name="P3">New Login screen will appear when entering into the site. Current login capability with the ability to modify and delete entries will be controlled by a special administrative password which Jason will have.</text:p>
      <text:p text:style-name="P17"><text:span text:style-name="T21">Another login option will be “guest” with a special password. This is an anonymous login. </text:span>This login will allow <text:span text:style-name="T11">read only and export access only.</text:span></text:p>
      <text:p text:style-name="P18">Otherwise the administrator can setup special “client” logins. There will be a page that allows a “name” and “password” to be created. Clients that login using these credentials will have the ability to import work orders and enter a new equipment.</text:p>
      <text:list xml:id="list220926304638046" text:continue-numbering="true" text:style-name="L1">
        <text:list-header>
          <text:p text:style-name="P30"><text:span text:style-name="T6">2</text:span>.<text:span text:style-name="T7">3</text:span> <text:span text:style-name="T8">Work Order Listing</text:span></text:p>
          <text:p text:style-name="P13">A new work order table can be viewed. It will show, one line per row, each work order, and if it has been completed or not. Completed will be true, if there is an entry in the entries table with the indicated truck number.<text:line-break/><text:soft-page-break/><text:line-break/><text:span text:style-name="T12">The following color code key will be used:</text:span></text:p>
        </text:list-header>
      </text:list>
      <text:list xml:id="list1056328768" text:style-name="L6">
        <text:list-item>
          <text:list>
            <text:list-item>
              <text:list>
                <text:list-item>
                  <text:p text:style-name="P36"><text:span text:style-name="T14">Truck Complete</text:span></text:p>
                </text:list-item>
                <text:list-item>
                  <text:p text:style-name="P36"><text:span text:style-name="T15">Truck Not Completed </text:span></text:p>
                </text:list-item>
                <text:list-item>
                  <text:p text:style-name="P36"><text:span text:style-name="T16">Partial Install (notes section of what is missing) </text:span></text:p>
                </text:list-item>
                <text:list-item>
                  <text:p text:style-name="P36"><text:span text:style-name="T17">Missing Truck</text:span></text:p>
                </text:list-item>
                <text:list-item>
                  <text:p text:style-name="P36"><text:span text:style-name="T13">Needs Repair</text:span></text:p>
                </text:list-item>
              </text:list>
            </text:list-item>
          </text:list>
        </text:list-item>
      </text:list>
      <text:list xml:id="list220925601009039" text:continue-list="list220926304638046" text:style-name="L1">
        <text:list-header>
          <text:p text:style-name="P34"><text:span text:style-name="T6">2</text:span>.<text:span text:style-name="T9">4</text:span> <text:span text:style-name="T10">Client/Project association</text:span><text:span text:style-name="T9">?</text:span></text:p>
          <text:p text:style-name="P26"><text:span text:style-name="T18">When viewing the entries, there will be a “filter” option to show only the projects associated with the current client.</text:span></text:p>
        </text:list-header>
      </text:list>
      <text:p text:style-name="P27"><text:span text:style-name="T18">Projects will also have a “client” field so they can be tied to a specific client. The associated clients for a project will be listed on the Projects page. The clients for a project can also be edited on the edit form for projects.</text:span></text:p>
      <text:p text:style-name="P35">2.5 <text:span text:style-name="T18">Progress Grid</text:span></text:p>
      <text:p text:style-name="P21">Show a progress grid as on the sample progress grid sheet for a quick view of what is done.</text:p>
      <text:p text:style-name="P22">Technical Notes:</text:p>
      <text:p text:style-name="P23">I will try using HTML’s grid layout to display the equivalent of what I see. Will need to be able to specify the colors of each cell individually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7-26T21:46:24.786256284</dc:date>
    <meta:editing-duration>P1DT11H52M14S</meta:editing-duration>
    <meta:editing-cycles>59</meta:editing-cycles>
    <meta:document-statistic meta:table-count="0" meta:image-count="0" meta:object-count="0" meta:page-count="3" meta:paragraph-count="49" meta:word-count="711" meta:character-count="3954" meta:non-whitespace-character-count="3302"/>
  </office:meta>
</office:document-meta>
</file>